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text-line-through-style="none" style:font-name="Arial1" fo:font-size="11.25pt" fo:letter-spacing="normal" fo:font-style="normal" style:text-underline-style="none" fo:font-weight="normal" style:text-blinking="false" fo:background-color="transparent"/>
    </style:style>
    <style:style style:name="P2" style:family="paragraph" style:parent-style-name="Text_20_body">
      <style:paragraph-properties fo:orphans="2" fo:widows="2"/>
      <style:text-properties fo:font-variant="normal" fo:text-transform="none" fo:color="#000000" style:font-name="Times New Roman1" fo:letter-spacing="normal" fo:font-style="normal" fo:font-weight="bold"/>
    </style:style>
    <style:style style:name="P3" style:family="paragraph" style:parent-style-name="Text_20_body">
      <style:paragraph-properties fo:orphans="2" fo:widows="2"/>
      <style:text-properties fo:font-variant="normal" fo:text-transform="none" fo:color="#000000" style:text-line-through-style="none" style:font-name="Arial1" fo:font-size="9pt" fo:letter-spacing="normal" fo:font-style="normal" style:text-underline-style="none" fo:font-weight="normal" style:text-blinking="false" fo:background-color="transparent"/>
    </style:style>
    <style:style style:name="P4" style:family="paragraph" style:parent-style-name="Text_20_body">
      <style:paragraph-properties fo:orphans="2" fo:widows="2"/>
    </style:style>
    <style:style style:name="P5" style:family="paragraph" style:parent-style-name="Text_20_body" style:list-style-name="L1">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style:style>
    <style:style style:name="P6" style:family="paragraph" style:parent-style-name="Text_20_body" style:list-style-name="L2">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style:style>
    <style:style style:name="P7" style:family="paragraph" style:parent-style-name="Text_20_body" style:list-style-name="L3">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style:style>
    <style:style style:name="P8" style:family="paragraph" style:parent-style-name="Text_20_body" style:list-style-name="L4">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style:style>
    <style:style style:name="P9" style:family="paragraph" style:parent-style-name="Text_20_body" style:list-style-name="L5">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style:style>
    <style:style style:name="P10" style:family="paragraph" style:parent-style-name="Text_20_body" style:list-style-name="L6">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style:style>
    <style:style style:name="P11" style:family="paragraph" style:parent-style-name="Text_20_body" style:list-style-name="L7">
      <style:paragraph-properties fo:margin-top="0cm" fo:margin-bottom="0cm" fo:orphans="2" fo:widows="2" fo:background-color="transparent">
        <style:background-image/>
      </style:paragraph-properties>
      <style:text-properties fo:font-variant="normal" fo:text-transform="none" fo:color="#000000" style:text-line-through-style="none" style:font-name="Arial1" fo:font-size="11.25pt" fo:letter-spacing="normal" fo:font-style="normal" style:text-underline-style="none" fo:font-weight="normal" style:text-blinking="false"/>
    </style:style>
    <style:style style:name="P12" style:family="paragraph" style:parent-style-name="Text_20_body">
      <style:paragraph-properties fo:margin-left="1.27cm" fo:margin-right="0cm" fo:margin-top="0cm" fo:margin-bottom="0cm" fo:orphans="2" fo:widows="2" fo:text-indent="0cm" style:auto-text-indent="false" style:writing-mode="lr-tb"/>
      <style:text-properties fo:font-variant="normal" fo:text-transform="none" fo:color="#000000" style:text-line-through-style="none" style:font-name="Arial1" fo:font-size="9pt" fo:letter-spacing="normal" fo:font-style="normal" style:text-underline-style="none" fo:font-weight="normal" style:text-blinking="false" fo:background-color="transparent"/>
    </style:style>
    <style:style style:name="T1" style:family="text">
      <style:text-properties style:text-line-through-style="none" style:font-name="Arial1" fo:font-size="9pt" style:text-underline-style="none" fo:font-weight="normal" style:text-blinking="false" fo:background-color="transparent"/>
    </style:style>
    <style:style style:name="T2" style:family="text">
      <style:text-properties fo:font-size="9pt" fo:background-color="transparent"/>
    </style:style>
    <style:style style:name="T3" style:family="text">
      <style:text-properties fo:font-size="9pt" fo:font-weight="bold" fo:background-color="transparent"/>
    </style:style>
    <style:style style:name="T4" style:family="text">
      <style:text-properties fo:font-variant="normal" fo:text-transform="none" fo:color="#000000" style:font-name="Times New Roman1" fo:letter-spacing="normal" fo:font-style="normal" fo:font-weight="bold"/>
    </style:style>
    <style:style style:name="T5" style:family="text">
      <style:text-properties fo:font-variant="normal" fo:text-transform="none" fo:color="#000000" style:text-line-through-style="none" style:font-name="Arial1" fo:font-size="9pt" fo:letter-spacing="normal"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7120996634475887"/>Projektplan</text:p>
      <text:list xml:id="list43674648" text:style-name="L1">
        <text:list-item>
          <text:p text:style-name="P5"><text:span text:style-name="T3">Programbeskrivning</text:span><text:span text:style-name="T2">. Beskriv detaljerat vad programmet gör.</text:span></text:p>
        </text:list-item>
      </text:list>
      <text:p text:style-name="P2"><text:line-break/><text:span text:style-name="T1">Vi ska göra en notepad-app för android. Appen ska kunna anteckningar som skrivs in med systemets tangentbord. Man ska kunna välja storlek och färg på texten. Anteckningen sparas enbart i appen (med hjälp av en SQLite-databas), äldre anteckningar flyttas längre ner på listan när nya läggs till. Man ska kunna få påminnelser på ett angivet datum och tid. Man ska även kunna skicka anteckningar till andra via sms. Ev kommer fler funktioner tillkomma längre fram i projektet.</text:span></text:p>
      <text:list xml:id="list43680422" text:style-name="L2">
        <text:list-item>
          <text:p text:style-name="P6"><text:span text:style-name="T3">Användarbeskrivning</text:span><text:span text:style-name="T2">. Vem kommer att använda ert program? Vilka antaganden gör ni om användarna? Är de vana datoranvändare, är de specialister, nybörjare, små barn, etc.</text:span></text:p>
        </text:list-item>
      </text:list>
      <text:p text:style-name="P3">Den enda begränsningarna vi kan se är att användaren är en person som kan läsa och skriva på engelska samt har en android-telefon eller en android-emulator installerad på sin dator.</text:p>
      <text:list xml:id="list43687684" text:style-name="L3">
        <text:list-item>
          <text:p text:style-name="P7"><text:span text:style-name="T3">Användarscenarier</text:span><text:span text:style-name="T2">.  Ge minst två exempel på scenarier där en av era tänkta användare använder programmet. Beskriv </text:span><text:span text:style-name="T3">i detalj </text:span><text:span text:style-name="T2">vad de ser, vilken typ av input de måste ge, hur de ger sin input och hur programmets output ser ut.</text:span></text:p>
        </text:list-item>
      </text:list>
      <text:p text:style-name="P2"><text:line-break/><text:span text:style-name="T1">När appen startas ser man en lista med de anteckningar som finns sparade, de senaste ligger överst på listan. Om man vill lägga till eller ta bort en anteckning så trycker man på telefonens menyknapp, dessa två val dyker då upp på knappar i displayens underdel. Vill man skapa en ny anteckning öppnas ett nytt fönster , vill man ta bort en anteckning måste man välja den och därefter bekräfta borttagningen. Om man trycker på en anteckningarna I listan så öppnas även då ett nytt fönster (samma som visas om man ska skapa en ny anteckning) där man har möjlighet att redigera anteckningen, dela den via sms, lägga in en påminnelse. Går man tillbaka till huvudmenyn sparas anteckningen automatiskt.</text:span><text:line-break/><text:span text:style-name="T1">Appens output är den lista med anteckningar som visas när man startar den.</text:span></text:p>
      <text:list xml:id="list43693504" text:style-name="L4">
        <text:list-item>
          <text:p text:style-name="P8"><text:span text:style-name="T3">Testplan</text:span><text:span text:style-name="T2">. Beskriv hur ni tänker testa programmet. I den här uppgiften ska ni lägga extra vikt vid </text:span><text:span text:style-name="T3">användartestning</text:span><text:span text:style-name="T2">. Beskriv vilka uppgifter som testanvändaren ska utföra. De två användarscenarierna ska ingå i användartestningen.</text:span></text:p>
        </text:list-item>
      </text:list>
      <text:p text:style-name="P3">Vi kommer att lägga stor vikt vid negativ testning. När vi säkerställt att alla de grundläggande funktionerna fungerar så kommer vi därför att försöka täcka in alla möjliga typer av användarbeteenden för att försöka få appen att krascha.</text:p>
      <text:list xml:id="list43666489" text:style-name="L5">
        <text:list-item>
          <text:p text:style-name="P9"><text:span text:style-name="T3">Programdesign</text:span><text:span text:style-name="T2">. Beskriv de grundläggande klasserna som ni avser att implementera och ge en beskrivning av de viktigaste metoderna i varje klass.</text:span></text:p>
        </text:list-item>
      </text:list>
      <text:p text:style-name="P2"><text:line-break/><text:span text:style-name="T1">Android-appar är uppbyggda av fyra komponenter; Activities, Services, Content providers, och Broadcast receivers.</text:span><text:line-break/><text:span text:style-name="T1">Activities är den komponent som appen huvudsakligen använder sig av, varje fönster i appen är en klass som ärver från Activitiy eller en av dess subklasser. Vårt startfönster kommer att att ärva från ListActivity. Fönstret där man behandlar en enskild anteckning kommer att ärva från Activity. </text:span><text:line-break/><text:span text:style-name="T1">Service är en komponent som möjliggör att appen körs i bakgrunden när appen inte används. Eftersom vi vill ha möjlighet att ge påminnelser kommer vi att behöva implementera en Service komponent.</text:span><text:line-break/><text:span text:style-name="T1">Content providers hanterar data på telefonen. Eftersom vi inte tänkt använda oss av sådana data kommer vi inte använda oss av en sådan. Möjligtvis skulle vi om möjligt villa implementera en funktion där man kan starta telefonens ”Kontakter”-app för att kunna returnera ett telefonnummer som en anteckning ska skickas till.</text:span><text:line-break/><text:span text:style-name="T1">Broadcast receivers används för att avisera meddelanden över hela systemet. Eftersom vi planerar att implementera påminnelser behöver vi ha en broadcast receiver-komponent så att vi kan avisera dessa till systemet.</text:span><text:line-break/><text:span text:style-name="T1">Alla android-appar behöver dessutom en android-manifest fil i xml-format. Den specificerar vad appen innehåller och vilka rättigheter den kräver av systemet.</text:span><text:line-break/><text:span text:style-name="T1">Det grafiska gränssnittet i android definieras med hjälp av layoutfiler. Varje klass har en layoutfil, även den i xml-format, som med hjälp av klassen View och dess subklasser bygger det grafiska gränssnittet. </text:span></text:p>
      <text:list xml:id="list43671484" text:style-name="L6">
        <text:list-item>
          <text:p text:style-name="P10"><text:span text:style-name="T3">Tekniska frågor</text:span><text:span text:style-name="T2">. En lista av tekniska frågor som ni måste hantera när ni bygger ert system. Var så detaljerad som möjligt. Ett viktigt steg mot en god design är att få ner så många frågor som möjligt på papper på ett organiserat sätt med så många förslag till lösningar som möjligt.</text:span></text:p>
        </text:list-item>
      </text:list>
      <text:p text:style-name="P2"><text:line-break/><text:span text:style-name="T1">Vi har börjat sätta oss in i hur android-appar är uppbyggda, men det återstår givetvis mycket att lära sig. Vi kommer att använda oss mycket av Android API:n så vi kommer behöva lägga mycket tid på att se vad som finns att tillgå där.</text:span><text:line-break/><text:span text:style-name="T1">Tekniska frågor som vi funderar på är:</text:span></text:p>
      <text:p text:style-name="P12">-  Hur många funktioner är det rimligt att hinna implementera? Det är svårt att säga nu eftersom det är svårt att uppskatta hur pass tidskrävande det är.</text:p>
      <text:p text:style-name="P4"/>
      <text:list xml:id="list43690924" text:style-name="L7">
        <text:list-item>
          <text:p text:style-name="P11"><text:span text:style-name="T3">Arbetsplan</text:span><text:span text:style-name="T2">. Beskriv hur arbetet kommer att delas upp mellan personerna i projektet. Gör en tidsplan som visar när olika delmoment i projektet ska vara klara.</text:span></text:p>
        </text:list-item>
      </text:list>
      <text:p text:style-name="P4"><text:span text:style-name="T4"><text:line-break/></text:span><text:span text:style-name="T5">- Än så länge är det oklart hur vi kommer att dela upp projektet. Vi kan ännu inte se hur vi på ett enkelt sätt ska kunna </text:span><text:soft-page-break/><text:span text:style-name="T5">dela upp projektet i två delar. </text:span><text:span text:style-name="T4"><text:line-break/></text:span><text:span text:style-name="T5">Den här veckan (16/4-22/4) räknar vi med att först skissa upp vilka klasser vi kommer att behöva. Sen ska vi börja kod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Bolund</meta:initial-creator>
    <meta:creation-date>2012-04-22T23:52:57.62</meta:creation-date>
    <meta:document-statistic meta:table-count="0" meta:image-count="0" meta:object-count="0" meta:page-count="2" meta:paragraph-count="16" meta:word-count="840" meta:character-count="5156"/>
    <dc:date>2012-04-22T23:54:44.75</dc:date>
    <dc:creator>Michael Bolund</dc:creator>
    <meta:editing-duration>PT1M51S</meta:editing-duration>
    <meta:editing-cycles>1</meta:editing-cycles>
    <meta:generator>OpenOffice.org/3.3$Win32 OpenOffice.org_project/330m20$Build-9567</meta:generator>
  </office:meta>
</office:document-meta>
</file>